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in" style:use-optimal-column-width="false"/>
    </style:style>
    <style:style style:name="TableColumn3" style:family="table-column">
      <style:table-column-properties style:column-width="0.5in" style:use-optimal-column-width="false"/>
    </style:style>
    <style:style style:name="TableColumn4" style:family="table-column">
      <style:table-column-properties style:column-width="4.493in" style:use-optimal-column-width="false"/>
    </style:style>
    <style:style style:name="Table1" style:family="table" style:master-page-name="MP0">
      <style:table-properties style:width="7.493in" fo:margin-left="0in" table:align="left"/>
    </style:style>
    <style:style style:name="TableRow5" style:family="table-row">
      <style:table-row-properties style:min-row-height="2.8in" style:use-optimal-row-height="false"/>
    </style:style>
    <style:style style:name="TableCell6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7" style:parent-style-name="Normal" style:family="paragraph">
      <style:paragraph-properties fo:break-before="page" fo:text-align="center">
        <style:tab-stops>
          <style:tab-stop style:type="left" style:position="0.6875in"/>
        </style:tab-stops>
      </style:paragraph-properties>
    </style:style>
    <style:style style:name="TableCell8" style:family="table-cell">
      <style:table-cell-properties fo:border="none" style:writing-mode="lr-tb" fo:padding-top="0in" fo:padding-left="0.0798in" fo:padding-bottom="0in" fo:padding-right="0.0798in"/>
    </style:style>
    <style:style style:name="P9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0" style:family="table-cell">
      <style:table-cell-properties fo:border="none" style:writing-mode="lr-tb" style:vertical-align="middle" fo:padding-top="0in" fo:padding-left="0.0798in" fo:padding-bottom="0in" fo:padding-right="0.0798in"/>
    </style:style>
    <style:style style:name="TableRow11" style:family="table-row">
      <style:table-row-properties style:min-row-height="6.6in" style:use-optimal-row-height="false"/>
    </style:style>
    <style:style style:name="TableCell12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T13" style:parent-style-name="DefaultParagraphFont" style:family="text">
      <style:text-properties fo:letter-spacing="normal" style:text-scale="100%"/>
    </style:style>
    <style:style style:name="T14" style:parent-style-name="DefaultParagraphFont" style:family="text">
      <style:text-properties fo:letter-spacing="normal" style:text-scale="100%"/>
    </style:style>
    <style:style style:name="T15" style:parent-style-name="DefaultParagraphFont" style:family="text">
      <style:text-properties fo:letter-spacing="normal" style:text-scale="100%"/>
    </style:style>
    <style:style style:name="T16" style:parent-style-name="Heading2Char" style:family="text">
      <style:text-properties fo:font-weight="bold" style:font-weight-asian="bold" style:font-weight-complex="bold" fo:text-transform="uppercase"/>
    </style:style>
    <style:style style:name="TableCell17" style:family="table-cell">
      <style:table-cell-properties fo:border="none" style:writing-mode="lr-tb" fo:padding-top="0in" fo:padding-left="0.0798in" fo:padding-bottom="0in" fo:padding-right="0.0798in"/>
    </style:style>
    <style:style style:name="P18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P19" style:parent-style-name="Normal" style:family="paragraph">
      <style:text-properties fo:color="#FFFFFF"/>
    </style:style>
    <style:style style:name="P20" style:parent-style-name="Normal" style:family="paragraph">
      <style:paragraph-properties fo:margin-bottom="0in">
        <style:tab-stops>
          <style:tab-stop style:type="left" style:position="0.6875in"/>
        </style:tab-stops>
      </style:paragraph-properties>
      <style:text-properties fo:font-size="4pt" style:font-size-asian="4pt"/>
    </style:style>
    <style:style style:family="graphic" style:name="a2">
      <style:graphic-properties draw:fill="bitmap" draw:fill-image-name="a1" style:repeat="stretch" draw:opacity="100%" draw:stroke="solid" svg:stroke-width="0.06944in" svg:stroke-color="#94b6d2" svg:stroke-opacity="100%" draw:stroke-linejoin="miter" svg:stroke-linecap="but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custom-shape svg:x="0in" svg:y="0in" svg:width="2.32153in" svg:height="2.32153in" draw:id="id0" draw:style-name="a2" draw:name="Oval 2" text:anchor-type="as-char"><svg:title>Professional Headshot of Man</svg:title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    </table:table-cell>
          <table:table-cell table:style-name="TableCell8">
            <text:p text:style-name="P9"/>
          </table:table-cell>
          <table:table-cell table:style-name="TableCell10" table:number-rows-spanned="2">
            <text:p text:style-name="Normal"/>
            <text:p text:style-name="Normal">{{ content }}</text:p>
          </table:table-cell>
        </table:table-row>
        <table:table-row table:style-name="TableRow11">
          <table:table-cell table:style-name="TableCell12">
            <text:p text:style-name="Title">{{ name }}</text:p>
            <text:p text:style-name="Subtitle"><text:span text:style-name="T13">{{<text:s/></text:span><text:span text:style-name="T14">title</text:span><text:span text:style-name="T15"><text:s/>}}</text:span></text:p>
            <text:p text:style-name="Normal"/>
            <text:h text:style-name="Heading2" text:outline-level="2"><text:span text:style-name="T16">CONTACT</text:span></text:h>
            <text:p text:style-name="ContactDetails">PHONE:</text:p>
            <text:p text:style-name="ContactDetails">{{ phone }}</text:p>
            <text:p text:style-name="NoSpacing"/>
            <text:p text:style-name="ContactDetails">WEBSITE:</text:p>
            <text:p text:style-name="ContactDetails">{{ website }}</text:p>
            <text:p text:style-name="NoSpacing"/>
            <text:p text:style-name="ContactDetails">EMAIL:</text:p>
            <text:p text:style-name="ContactDetails">{{ email }}</text:p>
          </table:table-cell>
          <table:table-cell table:style-name="TableCell17">
            <text:p text:style-name="P18"/>
          </table:table-cell>
          <table:covered-table-cell>
            <text:p text:style-name="P19"/>
          </table:covered-table-cell>
        </table:table-row>
      </table:table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fo:color="#548AB7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fo:font-weight="bold" style:font-weight-asian="bold" style:font-weight-complex="bold" fo:text-transform="uppercase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fo:font-weight="bold" style:font-weight-asian="bold" fo:text-transform="uppercase" style:font-size-complex="12pt" fo:hyphenate="false"/>
    </style:style>
    <style:style style:name="Normal" style:display-name="Normal" style:family="paragraph">
      <style:paragraph-properties fo:margin-bottom="0.1388in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Title" style:display-name="Title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TitleChar" style:display-name="Title Char" style:family="text" style:parent-style-name="DefaultParagraphFont">
      <style:text-properties fo:text-transform="uppercase" fo:color="#000000" fo:font-size="48pt" style:font-size-asian="48pt" style:font-size-complex="38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fo:font-size="9pt" style:font-size-asian="9pt" style:font-size-complex="11pt"/>
    </style:style>
    <style:style style:name="Hyperlink" style:display-name="Hyperlink" style:family="text" style:parent-style-name="DefaultParagraphFont">
      <style:text-properties fo:color="#B85A22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/>
    </style:style>
    <style:style style:name="PlaceholderText" style:display-name="Placeholder Text" style:family="text" style:parent-style-name="DefaultParagraphFont">
      <style:text-properties fo:color="#808080"/>
    </style:style>
    <style:style style:name="Subtitle" style:display-name="Subtitle" style:family="paragraph" style:parent-style-name="Normal" style:next-style-name="Normal">
      <style:paragraph-properties fo:margin-bottom="0.3333in"/>
      <style:text-properties fo:color="#000000" fo:letter-spacing="0.0131in" style:text-scale="86%" fo:font-size="16pt" style:font-size-asian="16pt" style:font-size-complex="14pt" fo:hyphenate="false"/>
    </style:style>
    <style:style style:name="SubtitleChar" style:display-name="Subtitle Char" style:family="text" style:parent-style-name="DefaultParagraphFont">
      <style:text-properties fo:color="#000000" fo:letter-spacing="0.0131in" style:text-scale="86%" fo:font-size="16pt" style:font-size-asian="16pt" style:font-size-complex="14pt"/>
    </style:style>
    <style:style style:name="Heading3Char" style:display-name="Heading 3 Char" style:family="text" style:parent-style-name="DefaultParagraphFont">
      <style:text-properties style:font-name="Century Gothic" style:font-name-asian="Meiryo" style:font-name-complex="Times New Roman" fo:font-weight="bold" style:font-weight-asian="bold" fo:text-transform="uppercase" fo:font-size="11pt" style:font-size-asian="11pt"/>
    </style:style>
    <style:style style:name="ListBullet" style:display-name="List Bullet" style:family="paragraph" style:parent-style-name="Normal" style:list-style-name="LFO1">
      <style:paragraph-properties fo:margin-bottom="0.0833in" fo:line-height="115%">
        <style:tab-stops>
          <style:tab-stop style:type="left" style:position="-0.5in"/>
        </style:tab-stops>
      </style:paragraph-properties>
      <style:text-properties style:font-name-asian="Times New Roman" style:font-size-complex="10pt" style:language-asian="en" style:country-asian="US" fo:hyphenate="false"/>
    </style:style>
    <style:style style:name="Greytext" style:display-name="Grey text" style:family="text" style:parent-style-name="DefaultParagraphFont">
      <style:text-properties fo:color="#808080"/>
    </style:style>
    <style:style style:name="Address" style:display-name="Address" style:family="paragraph" style:parent-style-name="Normal">
      <style:paragraph-properties fo:margin-bottom="0.25in"/>
      <style:text-properties fo:hyphenate="false"/>
    </style:style>
    <style:style style:name="ContactDetails" style:display-name="Contact Details" style:family="paragraph" style:parent-style-name="Normal">
      <style:text-properties fo:hyphenate="false"/>
    </style:style>
    <style:style style:name="NoSpacing" style:display-name="No Spacing" style:family="paragraph">
      <style:text-properties fo:font-size="11pt" style:font-size-asian="11pt" style:font-size-complex="11pt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2.jpeg" xlink:show="embed" xlink:actuate="onLoad"/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Header"><draw:frame draw:z-index="251659264" draw:style-name="a0" draw:name="Graphic 3" text:anchor-type="paragraph" svg:x="0in" svg:y="0in" svg:width="7.94in" svg:height="10.53in" style:rel-width="scale" style:rel-height="scale"><draw:image xlink:href="media/image1.sv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Quang Huy</meta:initial-creator>
    <dc:creator>Nguyễn Quang Huy</dc:creator>
    <meta:creation-date>2020-06-27T00:01:00Z</meta:creation-date>
    <dc:date>2020-06-27T10:32:00Z</dc:date>
    <meta:template xlink:href="%7b62F701F3-C270-4332-A15A-C5141B21ECDC%7dtf88924273_win32.dotx" xlink:type="simple"/>
    <meta:editing-cycles>3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17" meta:character-count="117" meta:row-count="1" meta:non-whitespace-character-count="101"/>
  </office:meta>
</office:document-meta>
</file>